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dIndexWriter.compare( InstantiatedTermDocumentInformation instantiatedTermDocumentInformation , InstantiatedTermDocumentInformation instantiatedTermDocumentInformatio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updateDocument( Term term ,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setInfoStream( PrintStream info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addDocument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commit(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64">
            <text:p text:style-name="Table_20_Contents">164</text:p>
          </table:table-cell>
        </table:table-row>
        <table:table-row>
          <table:table-cell office:value-type="string">
            <text:p text:style-name="Table_20_Contents">InstantiatedIndexWriter.addIndexes( IndexReader [ ] 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getInf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ting.FieldSe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tantiatedIndexWriter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tantiatedIndexWriter.setMaxFieldLength( int maxFiel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getMerge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getSimi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updateDocument( Term term , Document doc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ting.FieldSetting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InstantiatedIndexWriter( InstantiatedIndex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getMaxFiel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deleteDocuments( Term [ ]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tiatedIndex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do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deleteDocument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setSimilarity( Similarity 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InstantiatedIndexWriter( InstantiatedIndex index , Analyzer analyzer , boolean cre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antiatedIndexWriter.setMergeFactor( int merge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addDocument( InstantiatedDocument document , Analyzer analyzer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InstantiatedIndexWriter.addDocument( Document doc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Writer.InstantiatedIndexWriter( InstantiatedIndex index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